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2">
          <table:table-cell table:style-name="ce1" table:number-columns-repeated="2"/>
          <table:table-cell table:style-name="ce1" office:value-type="string">
            <text:p>primary verification</text:p>
          </table:table-cell>
          <table:table-cell table:style-name="ce1" office:value-type="string">
            <text:p>secondary verification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 office:value-type="string">
            <text:p>schematic</text:p>
          </table:table-cell>
          <table:table-cell table:style-name="ce1" office:value-type="string">
            <text:p>drawn by</text:p>
          </table:table-cell>
          <table:table-cell table:style-name="ce1" office:value-type="string">
            <text:p>pinout correct (schematic &amp; datasheet)</text:p>
          </table:table-cell>
          <table:table-cell table:style-name="ce1" table:formula="of:=[.C2]" office:value-type="string" office:string-value="pinout correct (schematic &amp; datasheet)">
            <text:p>pinout correct (schematic &amp; datasheet)</text:p>
          </table:table-cell>
          <table:table-cell table:style-name="ce1" office:value-type="string">
            <text:p>pcb confirmed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LM2675</text:p>
          </table:table-cell>
          <table:table-cell office:value-type="string">
            <text:p>dpw30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M3674</text:p>
          </table:table-cell>
          <table:table-cell office:value-type="string">
            <text:p>jeb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PC1768</text:p>
          </table:table-cell>
          <table:table-cell office:value-type="string">
            <text:p>jeb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MCP2551</text:p>
          </table:table-cell>
          <table:table-cell office:value-type="string">
            <text:p>jeb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MS5535</text:p>
          </table:table-cell>
          <table:table-cell office:value-type="string">
            <text:p>dpw30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C16IS762</text:p>
          </table:table-cell>
          <table:table-cell office:value-type="string">
            <text:p>jeb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TM811</text:p>
          </table:table-cell>
          <table:table-cell office:value-type="string">
            <text:p>jeb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TRSF3232EID</text:p>
          </table:table-cell>
          <table:table-cell office:value-type="string">
            <text:p>jeb90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3:Sheet1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13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6M22S</meta:editing-duration>
    <meta:editing-cycles>3</meta:editing-cycles>
    <meta:generator>LibreOffice/3.3$Win32 LibreOffice_project/330m19$Build-301</meta:generator>
    <dc:date>2011-08-19T13:08:36.97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